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6d32"/>
    </style:style>
    <style:style style:name="T1" style:family="text">
      <style:text-properties officeooo:rsid="001d6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ôm nay, sau cả 10 ngày chần chừ, đã quay trở lại với đống data. Những việc phải làm:</text:p>
      <text:p text:style-name="Standard"/>
      <text:p text:style-name="Standard">- Đặt ra quy tắc viết là lưu script</text:p>
      <text:p text:style-name="Standard"><text:tab/>+ Script phải có ngày tháng và tên dataset<text:span text:style-name="T1">s, script sau thì đánh dấu bằng số lớn hơn script trước</text:span></text:p>
      <text:p text:style-name="Standard"><text:tab/>+ Ko được xóa script dù trong bất cừ hoàn cảnh nào</text:p>
      <text:p text:style-name="Standard"><text:tab/>+ Không được overwrite script</text:p>
      <text:p text:style-name="Standard">+ Không được xóa log file<text:span text:style-name="T1">name</text:span></text:p>
      <text:p text:style-name="Standard"/>
      <text:p text:style-name="Standard">- Tìm hiểu trên biostar thì với TT-seq, cần có một vài nguyên tắc sau</text:p>
      <text:p text:style-name="P1"><text:tab/>+ TT-seq là 1 dạng RNA-seq, với single-end sequencing thì ko nên remove duplication, còn với <text:tab/>paired-end thì nên remove</text:p>
      <text:p text:style-name="P1"><text:tab/>+ Mình giữ lại những data đã được generate và có remove dup, và làm lại với data ko remove <text:tab/>dup, so sánh hai bên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0:44:20.060119993</meta:creation-date>
    <dc:date>2021-12-02T10:49:23.761906935</dc:date>
    <meta:editing-duration>PT5M4S</meta:editing-duration>
    <meta:editing-cycles>1</meta:editing-cycles>
    <meta:generator>LibreOffice/7.1.7.2$Linux_X86_64 LibreOffice_project/10$Build-2</meta:generator>
    <meta:document-statistic meta:table-count="0" meta:image-count="0" meta:object-count="0" meta:page-count="1" meta:paragraph-count="9" meta:word-count="131" meta:character-count="630" meta:non-whitespace-character-count="501"/>
  </office:meta>
</office:document-meta>
</file>